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r Januar – Februar 2012</text:p>
      <text:p text:style-name="Standard"/>
      <text:p text:style-name="Standard">Mindre opgaver:</text:p>
      <text:list xml:id="list1982289981" text:style-name="L1">
        <text:list-item>
          <text:p text:style-name="P1">(ok) Export til CSV filer</text:p>
        </text:list-item>
        <text:list-item>
          <text:p text:style-name="P1">SVG Print</text:p>
        </text:list-item>
        <text:list-item>
          <text:p text:style-name="P1">(ok) Grid View -&gt; browse data (Manager)</text:p>
        </text:list-item>
      </text:list>
      <text:p text:style-name="Standard"/>
      <text:p text:style-name="Standard">Store opgaver:</text:p>
      <text:list xml:id="list1962115904" text:style-name="L2">
        <text:list-item>
          <text:p text:style-name="P2">(ok) Unique(ness) </text:p>
        </text:list-item>
        <text:list-item>
          <text:p text:style-name="P2">Dobbelt indtastning</text:p>
        </text:list-item>
        <text:list-item>
          <text:p text:style-name="P2">(ok) Kryptering</text:p>
        </text:list-item>
      </text:list>
      <text:p text:style-name="Standard"/>
      <text:p text:style-name="Standard">Mulige extra opgaver:</text:p>
      <text:list xml:id="list1430640284" text:style-name="L3">
        <text:list-item>
          <text:p text:style-name="P3">Relate </text:p>
        </text:list-item>
        <text:list-item>
          <text:p text:style-name="P3">Oversættelse af interface</text:p>
        </text:list-item>
        <text:list-item>
          <text:p text:style-name="P3">Håndtering af externe Value Labe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2-01-09T10:21:19</meta:creation-date>
    <dc:date>2012-02-21T14:15:52</dc:date>
    <dc:creator>Torsten Christiansen</dc:creator>
    <meta:editing-duration>PT4M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13" meta:word-count="50" meta:character-count="289" meta:non-whitespace-character-count="259"/>
  </office:meta>
</office:document-meta>
</file>